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2962*"/>
    </style:style>
    <style:style style:name="Table1.B" style:family="table-column">
      <style:table-column-properties style:rel-column-width="18724*"/>
    </style:style>
    <style:style style:name="Table1.C" style:family="table-column">
      <style:table-column-properties style:rel-column-width="33847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9362*"/>
    </style:style>
    <style:style style:name="Table2.B" style:family="table-column">
      <style:table-column-properties style:rel-column-width="13523*"/>
    </style:style>
    <style:style style:name="Table2.C" style:family="table-column">
      <style:table-column-properties style:rel-column-width="42649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9279*"/>
    </style:style>
    <style:style style:name="Table3.B" style:family="table-column">
      <style:table-column-properties style:rel-column-width="13918*"/>
    </style:style>
    <style:style style:name="Table3.C" style:family="table-column">
      <style:table-column-properties style:rel-column-width="11019*"/>
    </style:style>
    <style:style style:name="Table3.D" style:family="table-column">
      <style:table-column-properties style:rel-column-width="31317*"/>
    </style:style>
    <style:style style:name="Table3.A1" style:family="table-cell">
      <style:table-cell-properties fo:border="none"/>
    </style:style>
  </office:automatic-styles>
  <office:body>
    <office:text>
      <text:p text:style-name="Title">Transpose</text:p>
      <text:p text:style-name="P1">Transpose <text:s text:c="1"/>// Operation that transposes axes of a tensor</text:p>
      <text:h text:style-name="Heading_20_1" text:outline-level="1">Description</text:h>
      <text:p text:style-name="First_20_paragraph">Warning</text:p>
      <text:p text:style-name="Text_20_body">This op is not yet implemented in any backend.</text:p>
      <text:p text:style-name="Text_20_body">Warning</text:p>
      <text:p text:style-name="Text_20_body">This op is experimental and subject to change without notice.</text:p>
      <text:p text:style-name="Text_20_body">Operation that transposes axes of an input tensor. This operation covers matrix transposition, and also more general cases on higher-rank tensors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input_order</text:span></text:p>
          </table:table-cell>
          <table:table-cell table:style-name="Table1.A1" office:value-type="string">
            <text:p text:style-name="Table_20_Contents"><text:span text:style-name="Source_Text">element::i64</text:span></text:p>
          </table:table-cell>
          <table:table-cell table:style-name="Table1.A1" office:value-type="string">
            <text:p text:style-name="Table_20_Contents"><text:span text:style-name="Source_Text">[n]</text:span>, where <text:span text:style-name="Source_Text">n</text:span> is the rank of <text:span text:style-name="Source_Text">arg</text:span>.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<text:span text:style-name="Source_Text">P(ShapeOf(arg))</text:span>, where <text:span text:style-name="T1">P</text:span> is the permutation supplied for <text:span text:style-name="Source_Text">input_order</text:span>.</text:p>
          </table:table-cell>
        </table:table-row>
      </table:table>
      <text:p text:style-name="First_20_paragraph">The input <text:span text:style-name="Source_Text">input_order</text:span> must be a vector of shape [n], where n is the rank of <text:span text:style-name="Source_Text">arg</text:span>, and must contain every integer in the range <text:span text:style-name="Source_Text">[0,n-1]</text:span>. This vector represents a permutation of <text:span text:style-name="Source_Text">arg</text:span>'s dimensions. For example,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<text:span text:style-name="Source_Text">arg</text:span> Shape</text:p>
            </table:table-cell>
            <table:table-cell table:style-name="Table3.A1" office:value-type="string">
              <text:p text:style-name="Table_20_Heading"><text:span text:style-name="Source_Text">input_order</text:span> Value</text:p>
            </table:table-cell>
            <table:table-cell table:style-name="Table3.A1" office:value-type="string">
              <text:p text:style-name="Table_20_Heading"><text:span text:style-name="Source_Text">output</text:span> Shape</text:p>
            </table:table-cell>
            <table:table-cell table:style-name="Table3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[3,4]</text:span></text:p>
          </table:table-cell>
          <table:table-cell table:style-name="Table3.A1" office:value-type="string">
            <text:p text:style-name="Table_20_Contents"><text:span text:style-name="Source_Text">[1,0]</text:span></text:p>
          </table:table-cell>
          <table:table-cell table:style-name="Table3.A1" office:value-type="string">
            <text:p text:style-name="Table_20_Contents"><text:span text:style-name="Source_Text">[4,3]</text:span></text:p>
          </table:table-cell>
          <table:table-cell table:style-name="Table3.A1" office:value-type="string">
            <text:p text:style-name="Table_20_Contents">Transposes the <text:span text:style-name="Source_Text">arg</text:span> matrix.</text:p>
          </table:table-cell>
        </table:table-row>
        <table:table-row>
          <table:table-cell table:style-name="Table3.A1" office:value-type="string">
            <text:p text:style-name="Table_20_Contents"><text:span text:style-name="Source_Text">[3,3]</text:span></text:p>
          </table:table-cell>
          <table:table-cell table:style-name="Table3.A1" office:value-type="string">
            <text:p text:style-name="Table_20_Contents"><text:span text:style-name="Source_Text">[1,0]</text:span></text:p>
          </table:table-cell>
          <table:table-cell table:style-name="Table3.A1" office:value-type="string">
            <text:p text:style-name="Table_20_Contents"><text:span text:style-name="Source_Text">[3,3]</text:span></text:p>
          </table:table-cell>
          <table:table-cell table:style-name="Table3.A1" office:value-type="string">
            <text:p text:style-name="Table_20_Contents">Transposes the <text:span text:style-name="Source_Text">arg</text:span> matrix.</text:p>
          </table:table-cell>
        </table:table-row>
        <table:table-row>
          <table:table-cell table:style-name="Table3.A1" office:value-type="string">
            <text:p text:style-name="Table_20_Contents"><text:span text:style-name="Source_Text">[3,3]</text:span></text:p>
          </table:table-cell>
          <table:table-cell table:style-name="Table3.A1" office:value-type="string">
            <text:p text:style-name="Table_20_Contents"><text:span text:style-name="Source_Text">[1,0]</text:span></text:p>
          </table:table-cell>
          <table:table-cell table:style-name="Table3.A1" office:value-type="string">
            <text:p text:style-name="Table_20_Contents"><text:span text:style-name="Source_Text">[3,3]</text:span></text:p>
          </table:table-cell>
          <table:table-cell table:style-name="Table3.A1" office:value-type="string">
            <text:p text:style-name="Table_20_Contents">Transposes the <text:span text:style-name="Source_Text">arg</text:span> matrix.</text:p>
          </table:table-cell>
        </table:table-row>
        <table:table-row>
          <table:table-cell table:style-name="Table3.A1" office:value-type="string">
            <text:p text:style-name="Table_20_Contents"><text:span text:style-name="Source_Text">[3,4,8]</text:span></text:p>
          </table:table-cell>
          <table:table-cell table:style-name="Table3.A1" office:value-type="string">
            <text:p text:style-name="Table_20_Contents"><text:span text:style-name="Source_Text">[2,0,1]</text:span></text:p>
          </table:table-cell>
          <table:table-cell table:style-name="Table3.A1" office:value-type="string">
            <text:p text:style-name="Table_20_Contents"><text:span text:style-name="Source_Text">[8,3,4]</text:span></text:p>
          </table:table-cell>
          <table:table-cell table:style-name="Table3.A1" office:value-type="string">
            <text:p text:style-name="Table_20_Contents">Moves the "last" dimension to the "first" position.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Not yet implemented.</text:p>
      <text:h text:style-name="Heading_20_1" text:outline-level="1">C++ Interface</text:h>
      <text:p text:style-name="First_20_paragraph">ngraph::op::v1::Transpo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nspose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sub>
          <mi>i</mi>
          <mn>1</mn>
        </msub>
        <mo>,</mo>
        <mi>.</mi>
        <mi>.</mi>
        <mi>.</mi>
        <mo>,</mo>
        <msub>
          <mi>i</mi>
          <mi>n</mi>
        </msub>
      </mrow>
    </msub>
    <mo>=</mo>
    <msub>
      <mstyle mathvariant="monospace">
        <mi>𝚊</mi>
        <mi>𝚛</mi>
        <mi>𝚐</mi>
      </mstyle>
      <mrow>
        <msub>
          <mi>i</mi>
          <mrow>
            <mstyle mathvariant="monospace">
              <mi>𝚒</mi>
              <mi>𝚗</mi>
              <mi>𝚙</mi>
              <mi>𝚞</mi>
              <msub>
                <mi>𝚝</mi>
                <mi>𝚘</mi>
              </msub>
              <mi>𝚛</mi>
              <mi>𝚍</mi>
              <mi>𝚎</mi>
              <mi>𝚛</mi>
            </mstyle>
            <mo stretchy="false" form="prefix">[</mo>
            <mn>0</mn>
            <mo stretchy="false" form="postfix">]</mo>
          </mrow>
        </msub>
        <mo>,</mo>
        <msub>
          <mi>i</mi>
          <mstyle mathvariant="monospace">
            <mi>𝚒</mi>
            <mi>𝚗</mi>
            <mi>𝚙</mi>
            <mi>𝚞</mi>
            <msub>
              <mi>𝚝</mi>
              <mi>𝚘</mi>
            </msub>
            <mi>𝚛</mi>
            <mi>𝚍</mi>
            <mi>𝚎</mi>
            <mi>𝚛</mi>
          </mstyle>
        </msub>
        <mo stretchy="false" form="prefix">[</mo>
        <mn>1</mn>
        <mo stretchy="false" form="postfix">]</mo>
        <mo>,</mo>
        <mi>.</mi>
        <mi>.</mi>
        <mi>.</mi>
        <mo>,</mo>
        <msub>
          <mi>i</mi>
          <mstyle mathvariant="monospace">
            <mi>𝚒</mi>
            <mi>𝚗</mi>
            <mi>𝚙</mi>
            <mi>𝚞</mi>
            <msub>
              <mi>𝚝</mi>
              <mi>𝚘</mi>
            </msub>
            <mi>𝚛</mi>
            <mi>𝚍</mi>
            <mi>𝚎</mi>
            <mi>𝚛</mi>
          </mstyle>
        </msub>
        <mo stretchy="false" form="prefix">[</mo>
        <mi>n</mi>
        <mo stretchy="false" form="postfix">]</mo>
      </mrow>
    </msub>
    <mi>.</mi>
  </mrow>
</math>
</file>